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5">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2">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11">
      <style:paragraph-properties fo:margin-left="0.5in" fo:margin-right="0in" fo:margin-top="0.0398in" fo:margin-bottom="0in" loext:contextual-spacing="false" fo:text-indent="-0.25in" style:auto-text-indent="false"/>
    </style:style>
    <style:style style:name="P29" style:family="paragraph" style:parent-style-name="Standard" style:list-style-name="WWNum10">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indent="-0.25in" style:auto-text-indent="false"/>
    </style:style>
    <style:style style:name="P34" style:family="paragraph" style:parent-style-name="Standard" style:list-style-name="WWNum8">
      <style:paragraph-properties fo:margin-left="0.5in" fo:margin-right="0in" fo:margin-top="0.0398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12">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in" loext:contextual-spacing="false" fo:text-indent="-0.25in" style:auto-text-indent="false"/>
    </style:style>
    <style:style style:name="P39" style:family="paragraph" style:parent-style-name="Standard" style:list-style-name="WWNum11">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indent="-0.25in" style:auto-text-indent="false"/>
    </style:style>
    <style:style style:name="P42" style:family="paragraph" style:parent-style-name="Standard" style:list-style-name="WWNum7">
      <style:paragraph-properties fo:margin-left="0.5in" fo:margin-right="0in" fo:margin-top="0in" fo:margin-bottom="0in" loext:contextual-spacing="false" fo:text-indent="-0.25in" style:auto-text-indent="false"/>
    </style:style>
    <style:style style:name="P43" style:family="paragraph" style:parent-style-name="Standard" style:list-style-name="WWNum4">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indent="-0.25in" style:auto-text-indent="false"/>
    </style:style>
    <style:style style:name="P45" style:family="paragraph" style:parent-style-name="Standard" style:list-style-name="WWNum8">
      <style:paragraph-properties fo:margin-left="0.5in" fo:margin-right="0in" fo:margin-top="0in" fo:margin-bottom="0in" loext:contextual-spacing="false" fo:text-indent="-0.25in" style:auto-text-indent="false"/>
    </style:style>
    <style:style style:name="P46" style:family="paragraph" style:parent-style-name="Standard" style:list-style-name="WWNum5">
      <style:paragraph-properties fo:margin-left="0.5in" fo:margin-right="0in" fo:margin-top="0in" fo:margin-bottom="0.0429in" loext:contextual-spacing="false" fo:text-indent="-0.25in" style:auto-text-indent="false"/>
    </style:style>
    <style:style style:name="P47" style:family="paragraph" style:parent-style-name="Standard" style:list-style-name="WWNum2">
      <style:paragraph-properties fo:margin-left="0.5in" fo:margin-right="0in" fo:margin-top="0in" fo:margin-bottom="0.0429in" loext:contextual-spacing="false" fo:text-indent="-0.25in" style:auto-text-indent="false"/>
    </style:style>
    <style:style style:name="P48" style:family="paragraph" style:parent-style-name="Standard" style:list-style-name="WWNum11">
      <style:paragraph-properties fo:margin-left="0.5in" fo:margin-right="0in" fo:margin-top="0in" fo:margin-bottom="0.0429in" loext:contextual-spacing="false" fo:text-indent="-0.25in" style:auto-text-indent="false"/>
    </style:style>
    <style:style style:name="P49" style:family="paragraph" style:parent-style-name="Standard" style:list-style-name="WWNum4">
      <style:paragraph-properties fo:margin-left="0.5in" fo:margin-right="0in" fo:margin-top="0in" fo:margin-bottom="0.0429in" loext:contextual-spacing="false" fo:text-indent="-0.25in" style:auto-text-indent="false"/>
    </style:style>
    <style:style style:name="P50" style:family="paragraph" style:parent-style-name="Standard" style:list-style-name="WWNum1">
      <style:paragraph-properties fo:margin-left="0.5in" fo:margin-right="0in" fo:margin-top="0in" fo:margin-bottom="0.0429in" loext:contextual-spacing="false" fo:text-indent="-0.25in" style:auto-text-indent="false"/>
    </style:style>
    <style:style style:name="P51" style:family="paragraph" style:parent-style-name="Standard" style:list-style-name="WWNum12">
      <style:paragraph-properties fo:margin-left="1in" fo:margin-right="0in" fo:margin-top="0in" fo:margin-bottom="0in" loext:contextual-spacing="false" fo:text-indent="-0.25in" style:auto-text-indent="false"/>
    </style:style>
    <style:style style:name="P52" style:family="paragraph" style:parent-style-name="Standard" style:list-style-name="WWNum3">
      <style:paragraph-properties fo:margin-left="1in" fo:margin-right="0in" fo:margin-top="0in" fo:margin-bottom="0in" loext:contextual-spacing="false" fo:text-indent="-0.25in" style:auto-text-indent="false"/>
    </style:style>
    <style:style style:name="P53" style:family="paragraph" style:parent-style-name="Standard" style:list-style-name="WWNum10">
      <style:paragraph-properties fo:margin-left="1in" fo:margin-right="0in" fo:margin-top="0in" fo:margin-bottom="0in" loext:contextual-spacing="false" fo:text-indent="-0.25in" style:auto-text-indent="false"/>
    </style:style>
    <style:style style:name="P54" style:family="paragraph" style:parent-style-name="Standard" style:list-style-name="WWNum7">
      <style:paragraph-properties fo:margin-left="1in" fo:margin-right="0in" fo:margin-top="0in" fo:margin-bottom="0in" loext:contextual-spacing="false" fo:text-indent="-0.25in" style:auto-text-indent="false"/>
    </style:style>
    <style:style style:name="P55" style:family="paragraph" style:parent-style-name="Standard" style:list-style-name="WWNum8">
      <style:paragraph-properties fo:margin-left="1in" fo:margin-right="0in" fo:margin-top="0in" fo:margin-bottom="0in" loext:contextual-spacing="false" fo:text-indent="-0.25in" style:auto-text-indent="false"/>
    </style:style>
    <style:style style:name="P56" style:family="paragraph" style:parent-style-name="Standard" style:list-style-name="WWNum10">
      <style:paragraph-properties fo:margin-left="1in" fo:margin-right="0in" fo:margin-top="0in" fo:margin-bottom="0.0429in" loext:contextual-spacing="false" fo:text-indent="-0.25in" style:auto-text-indent="false"/>
    </style:style>
    <style:style style:name="P57" style:family="paragraph" style:parent-style-name="Standard" style:list-style-name="WWNum8">
      <style:paragraph-properties fo:margin-left="1in" fo:margin-right="0in" fo:margin-top="0in" fo:margin-bottom="0.0429in" loext:contextual-spacing="false" fo:text-indent="-0.25in" style:auto-text-indent="false"/>
    </style:style>
    <style:style style:name="P58" style:family="paragraph" style:parent-style-name="Standard" style:list-style-name="WWNum12">
      <style:paragraph-properties fo:margin-left="1.5in" fo:margin-right="0in" fo:margin-top="0in" fo:margin-bottom="0in" loext:contextual-spacing="false" fo:text-indent="-0.25in" style:auto-text-indent="false"/>
    </style:style>
    <style:style style:name="P59" style:family="paragraph" style:parent-style-name="Standard" style:list-style-name="WWNum3">
      <style:paragraph-properties fo:margin-left="1.5in" fo:margin-right="0in" fo:margin-top="0in" fo:margin-bottom="0in" loext:contextual-spacing="false" fo:text-indent="-0.25in" style:auto-text-indent="false"/>
    </style:style>
    <style:style style:name="P60" style:family="paragraph" style:parent-style-name="Standard" style:list-style-name="WWNum7">
      <style:paragraph-properties fo:margin-left="1.5in" fo:margin-right="0in" fo:margin-top="0in" fo:margin-bottom="0in" loext:contextual-spacing="false" fo:text-indent="-0.25in" style:auto-text-indent="false"/>
    </style:style>
    <style:style style:name="P61" style:family="paragraph" style:parent-style-name="Standard" style:list-style-name="WWNum3">
      <style:paragraph-properties fo:margin-left="1.5in" fo:margin-right="0in" fo:margin-top="0in" fo:margin-bottom="0.0429in" loext:contextual-spacing="false" fo:text-indent="-0.25in" style:auto-text-indent="false"/>
    </style:style>
    <style:style style:name="P62" style:family="paragraph" style:parent-style-name="Standard" style:list-style-name="WWNum12">
      <style:paragraph-properties fo:margin-left="2in" fo:margin-right="0in" fo:margin-top="0in" fo:margin-bottom="0in" loext:contextual-spacing="false" fo:text-indent="-0.25in" style:auto-text-indent="false"/>
    </style:style>
    <style:style style:name="P63" style:family="paragraph" style:parent-style-name="Standard" style:list-style-name="WWNum12">
      <style:paragraph-properties fo:margin-left="2.5in" fo:margin-right="0in" fo:margin-top="0in" fo:margin-bottom="0in" loext:contextual-spacing="false" fo:text-indent="-0.25in" style:auto-text-indent="false"/>
    </style:style>
    <style:style style:name="P64" style:family="paragraph" style:parent-style-name="Standard" style:list-style-name="WWNum12">
      <style:paragraph-properties fo:margin-left="2.5in" fo:margin-right="0in" fo:margin-top="0in" fo:margin-bottom="0.0429in" loext:contextual-spacing="false" fo:text-indent="-0.25in" style:auto-text-indent="false"/>
    </style:style>
    <style:style style:name="P65" style:family="paragraph" style:parent-style-name="Standard">
      <style:paragraph-properties fo:margin-left="0in" fo:margin-right="0in" fo:margin-top="0.1945in" fo:margin-bottom="0.0555in" loext:contextual-spacing="false" fo:line-height="100%" fo:text-align="justify" style:justify-single-word="false" fo:text-indent="0in" style:auto-text-indent="false" fo:keep-with-next="auto"/>
    </style:style>
    <style:style style:name="P66" style:family="paragraph" style:parent-style-name="Standard">
      <style:paragraph-properties fo:margin-left="0.4165in" fo:margin-right="0.4165in" fo:margin-top="0.1665in" fo:margin-bottom="0.1665in" loext:contextual-spacing="false" fo:line-height="100%" fo:text-indent="0in" style:auto-text-indent="false"/>
    </style:style>
    <style:style style:name="P67" style:family="paragraph" style:parent-style-name="Heading_20_1" style:list-style-name="WWNum6"/>
    <style:style style:name="P68" style:family="paragraph" style:parent-style-name="Heading_20_1" style:list-style-name="WWNum6">
      <style:paragraph-properties fo:margin-top="0in" fo:margin-bottom="0.1665in" loext:contextual-spacing="false" fo:line-height="100%"/>
    </style:style>
    <style:style style:name="P69" style:family="paragraph" style:parent-style-name="Heading_20_2" style:list-style-name="WWNum6"/>
    <style:style style:name="P7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font-weight-complex="bold"/>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font-weight-complex="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fo:color="#1155cc" style:text-underline-style="solid" style:text-underline-width="auto" style:text-underline-color="font-color"/>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Noviembre 2025</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9</text:span></text:a></text:p>
          <text:p text:style-name="P12"><text:a xlink:type="simple" xlink:href="#_gbpoihcvmp9w" text:style-name="Index_20_Link" text:visited-style-name="Index_20_Link"><text:span text:style-name="T18">12. Comandos útiles para diagnóstico y resolución de problemas<text:tab/>10</text:span></text:a></text:p>
          <text:p text:style-name="P12"><text:a xlink:type="simple" xlink:href="#_uexr9nqr6gl5" text:style-name="Index_20_Link" text:visited-style-name="Index_20_Link"><text:span text:style-name="T18">13. Bibliografía<text:tab/>11</text:span></text:a></text:p>
        </text:index-body>
      </text:table-of-content>
      <text:p text:style-name="P15"/>
      <text:p text:style-name="P16"><text:span text:style-name="T15">Unidad 05. Compartiendo recursos en Windows con SMB</text:span></text:p>
      <text:list xml:id="list3186916341" text:style-name="WWNum6">
        <text:list-item>
          <text:p text:style-name="P67"><text:bookmark text:name="_w4g88p8ssbw1"/><text:soft-page-break/>¿Qué son los recursos compartidos?</text:p>
        </text:list-item>
      </text:list>
      <text:p text:style-name="P21">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n en juego los "recursos compartidos".</text:p>
      <text:p text:style-name="P22">Un "recurso Compartido” con el protocolo SMB de Windows es como abrir una puerta virtual en tu computadora que permite a otros entrar y usar lo que tienes dentro. El protocolo SMB (Server Message Block) fue diseñado originalmente por IBM y posteriormente ampliado por Microsoft (en ocasiones referido como CIFS en implementaciones antiguas). En las versiones modernas de Windows se utilizan SMB 2 y SMB 3, que son más eficientes y seguros que las implementaciones antiguas.</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61620891369662" text:continue-numbering="true" text:style-name="WWNum6">
        <text:list-item>
          <text:p text:style-name="P67"><text:bookmark text:name="_yodglt1t8s5r"/>El protocolo SMB y el proyecto Samba</text:p>
        </text:list-item>
      </text:list>
      <text:p text:style-name="Standard">Una de las maneras más comunes de compartir archivos e impresoras en una red local es a través de un protocolo conocido como SMB (Server Message Block). La comunidad de software libre desarrolló el proyecto Samba para implementar SMB/CIFS en sistemas no Microsoft. Samba se ejecuta principalmente en sistemas tipo Unix (Linux, BSD, etc.) y proporciona interoperabilidad con Windows; en entornos móviles como Android existen clientes SMB que utilizan librerías compatibles con Samba, pero Samba en sí no se instala como tal en Android.</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61620789224182" text:continue-numbering="true" text:style-name="WWNum6">
        <text:list-item>
          <text:p text:style-name="P67"><text:bookmark text:name="_c09w6bcqpiaq"/>Configuración de red en Windows</text:p>
          <text:list>
            <text:list-item>
              <text:p text:style-name="P69"><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text:span>: recuerda que generalmente las IPs se configurarán o bien de forma estática (manual) o utilizando DHCP (Dynamic Host Configuration Protocol — Protocolo de Configuración Dinámica de Host) para asignar automáticamente direcciones IP en la red.</text:p>
      <text:list xml:id="list61620707101274" text:continue-numbering="true" text:style-name="WWNum6">
        <text:list-item>
          <text:list>
            <text:list-item>
              <text:p text:style-name="P69"><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 Para poder compartir recursos en Windows, es necesario que los equipos pertenezcan al mismo grupo de trabajo y que cada equipo tenga un nombre único. Ten en cuenta que el grupo de trabajo facilita la detección y organización de equipos en la red, pero no constituye por sí mismo un mecanismo de seguridad.</text:p>
      <text:p text:style-name="Standard"><text:s/>Una forma de realizar esto es:</text:p>
      <text:list xml:id="list1392439991" text:style-name="WWNum5">
        <text:list-item>
          <text:p text:style-name="P24">Presiona las teclas "Windows" + "S" para abrir la función de búsqueda.</text:p>
        </text:list-item>
        <text:list-item>
          <text:p text:style-name="P35">Escribe "Cambiar nombre del equipo" para poder cambiar nombre del equipo o “Cambiar grupo de trabajo”.</text:p>
        </text:list-item>
        <text:list-item>
          <text:p text:style-name="P46">Deberás reiniciar el equipo para que los cambios sean efectivos.</text:p>
        </text:list-item>
      </text:list>
      <text:p text:style-name="Standard"><text:soft-page-break/>Podéis ver otras estrategias de como configurar un grupo de trabajo en Windows 10 en este enlace: <text:a xlink:type="simple" xlink:href="http://somebooks.es/crear-un-grupo-de-trabajo-en-windows-10/" text:style-name="ListLabel_20_100" text:visited-style-name="ListLabel_20_100"><text:span text:style-name="T22">http://somebooks.es/crear-un-grupo-de-trabajo-en-windows-10/</text:span></text:a></text:p>
      <text:list xml:id="list61621311481115" text:continue-list="list61620707101274" text:style-name="WWNum6">
        <text:list-item>
          <text:p text:style-name="P67"><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156327220" text:style-name="WWNum2">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6"><text:span text:style-name="T11">Propiedades de la carpeta:</text:span> haz clic derecho en la carpeta seleccionada y selecciona "Propiedades". Luego, ve a la pestaña "Compartir" o "Compartir con" (dependiendo de la versión de Windows).</text:p>
        </text:list-item>
        <text:list-item>
          <text:p text:style-name="P36"><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7"><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61621768610758" text:continue-list="list61621311481115" text:style-name="WWNum6">
        <text:list-item>
          <text:p text:style-name="P67"><text:bookmark text:name="_8tdwryfh89q3"/>Acceso a carpetas compartidas</text:p>
        </text:list-item>
      </text:list>
      <text:p text:style-name="Standard">Generalmente, hay tres vías para acceder a una carpeta compartida:</text:p>
      <text:list xml:id="list1297931864" text:style-name="WWNum12">
        <text:list-item>
          <text:p text:style-name="P26"><text:span text:style-name="T11">Usar ruta directa de la carpeta compartida:</text:span></text:p>
          <text:list>
            <text:list-item>
              <text:p text:style-name="P51">Imagina que estás en un edificio gigante con muchas habitaciones y cada habitación contiene información valiosa. La "ruta directa de la carpeta compartida" es como entrar directamente a una de estas habitaciones.</text:p>
            </text:list-item>
            <text:list-item>
              <text:p text:style-name="P51">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
        </text:list-item>
        <text:list-item>
          <text:p text:style-name="P37"><text:span text:style-name="T11">Uso de la exploración de red para encontrar recursos compartidos:</text:span></text:p>
          <text:list>
            <text:list-item>
              <text:p text:style-name="P51">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7"><text:span text:style-name="T11">Mapeo de unidades de red:</text:span></text:p>
          <text:list>
            <text:list-item>
              <text:p text:style-name="P51">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1">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
                <text:list-item>
                  <text:p text:style-name="P58"><text:span text:style-name="T11">Ejemplo</text:span>: supongamos que tienes una computadora llamada "Servidor" con un recurso compartido llamado "ArchivosCompartidos" y un usuario llamado "UsuarioServidor". Deseas asignar el recurso compartido a una unidad de red en tu propia computadora llamada "Cliente" y acceder al recurso compartido utilizando el usuario "UsuarioServidor", puedes hacerlo utilizando el comando “net use”, de la siguiente forma: </text:p>
                  <text:list>
                    <text:list-item>
                      <text:p text:style-name="P62">“<text:span text:style-name="T23">net use Z: \\Servidor\ArchivosCompartidos /user:Servidor\UsuarioServidor”</text:span></text:p>
                      <text:list>
                        <text:list-item>
                          <text:p text:style-name="P63">Z: es la letra de unidad que deseas asignar al recurso compartido. Puedes elegir una letra de unidad disponible en tu computadora.</text:p>
                        </text:list-item>
                        <text:list-item>
                          <text:p text:style-name="P63"><text:soft-page-break/>\\Servidor\ArchivosCompartidos es la ruta del recurso compartido en "Servidor".</text:p>
                        </text:list-item>
                        <text:list-item>
                          <text:p text:style-name="P63">/user:Servidor\UsuarioServidor especifica el nombre de usuario en la máquina "Servidor" con el que deseas acceder al recurso compartido.</text:p>
                        </text:list-item>
                        <text:list-item>
                          <text:p text:style-name="P64">Luego de ejecutar el comando, se te pedirá la contraseña del usuario "UsuarioServidor" en "Servidor". Una vez que ingreses las credenciales correctas, el recurso compartido estará asignado a la unidad de red "Z:" en tu computadora "Cliente", y podrás acceder a él como si fuera una unidad de disco local.</text:p>
                        </text:list-item>
                      </text:list>
                    </text:list-item>
                  </text:list>
                </text:list-item>
              </text:list>
            </text:list-item>
          </text:list>
        </text:list-item>
      </text:list>
      <text:list xml:id="list61620889675473" text:continue-list="list61621768610758" text:style-name="WWNum6">
        <text:list-item>
          <text:p text:style-name="P67"><text:bookmark text:name="_m0j3zs3pk8u5"/>Permisos en carpetas compartidas e interacción con permisos NTFS</text:p>
        </text:list-item>
      </text:list>
      <text:p text:style-name="Standard">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Aquí te explico la relación entre estos dos tipos de permisos:</text:p>
      <text:list xml:id="list3476151626" text:style-name="WWNum3">
        <text:list-item>
          <text:p text:style-name="P27"><text:span text:style-name="T11">Permisos de Red (Permisos de Compartición):</text:span></text:p>
          <text:list>
            <text:list-item>
              <text:p text:style-name="P52">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59"><text:span text:style-name="T11">Control Total</text:span>: permite al usuario o grupo realizar todas las acciones posibles en la carpeta compartida, incluyendo la modificación de permisos.</text:p>
                </text:list-item>
                <text:list-item>
                  <text:p text:style-name="P59"><text:span text:style-name="T11">Lectura</text:span>: permite a los usuarios ver y abrir archivos y carpetas, pero no realizar cambios en ellos.</text:p>
                </text:list-item>
                <text:list-item>
                  <text:p text:style-name="P59"><text:span text:style-name="T11">Escritura</text:span>: permite a los usuarios crear, modificar y eliminar archivos y carpetas dentro de la carpeta compartida.</text:p>
                </text:list-item>
                <text:list-item>
                  <text:p text:style-name="P59"><text:span text:style-name="T11">Ejecución:</text:span> específico para programas ejecutables; permite a los usuarios ejecutar programas desde la carpeta compartida.</text:p>
                </text:list-item>
              </text:list>
            </text:list-item>
          </text:list>
        </text:list-item>
        <text:list-item>
          <text:p text:style-name="P38"><text:span text:style-name="T11">Permisos NTFS</text:span>:</text:p>
          <text:list>
            <text:list-item>
              <text:p text:style-name="P52">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59"><text:span text:style-name="T11">Control Total:</text:span> permite a un usuario o grupo realizar todas las acciones posibles en un archivo o carpeta, incluyendo la modificación de permisos NTFS.</text:p>
                </text:list-item>
                <text:list-item>
                  <text:p text:style-name="P59"><text:span text:style-name="T11">Lectura y Ejecución</text:span>: permite al usuario ver y ejecutar archivos y carpetas, pero no realizar cambios en ellos.</text:p>
                </text:list-item>
                <text:list-item>
                  <text:p text:style-name="P59"><text:span text:style-name="T11">Modificación</text:span>: permite al usuario crear, modificar y eliminar archivos y carpetas, pero no cambiar permisos.</text:p>
                </text:list-item>
                <text:list-item>
                  <text:p text:style-name="P61"><text:span text:style-name="T11">Lectura</text:span>: permite al usuario ver y abrir archivos y carpetas, pero no realizar cambios.</text:p>
                </text:list-item>
              </text:list>
            </text:list-item>
          </text:list>
        </text:list-item>
      </text:list>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text:span text:style-name="T24">Cuando compartes una carpeta en Windows, los permisos de red (permisos de compartición) y los permisos NTFS interactúan para determinar el permiso efectivo.</text:span> La regla general es que el permiso efectivo será <text:span text:style-name="T11">el más restrictivo</text:span> entre los permisos de compartición y los permisos NTFS: el usuario deberá tener permiso en ambos niveles y cualquier restricción en uno de ellos limitará el acceso. Por tanto, es un error común configurar solo uno de los dos y sorprenderse después por limitaciones de acceso.</text:p>
      <text:p text:style-name="Standard"/>
      <text:p text:style-name="Standard"><text:soft-page-break/>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61620904295989" text:continue-list="list61620889675473" text:style-name="WWNum6">
        <text:list-item>
          <text:p text:style-name="P67"><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list xml:id="list3695120015" text:style-name="WWNum11">
        <text:list-item>
          <text:p text:style-name="P28"><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39"><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39"><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48"><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61622744398153" text:continue-list="list61620904295989" text:style-name="WWNum6">
        <text:list-item>
          <text:p text:style-name="P68"><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list xml:id="list1511166014" text:style-name="WWNum10">
        <text:list-item>
          <text:p text:style-name="P29"><text:span text:style-name="T11">Compartiendo Impresoras</text:span></text:p>
          <text:list>
            <text:list-item>
              <text:p text:style-name="P53"><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53"><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53"><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40"><text:span text:style-name="T11">Compartiendo Escáneres:</text:span></text:p>
          <text:list>
            <text:list-item>
              <text:p text:style-name="P53"><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53"><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56"><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61621464728109" text:continue-list="list61622744398153" text:style-name="WWNum6">
        <text:list-item>
          <text:p text:style-name="P68"><text:bookmark text:name="_ioqjwuwedvmg"/>Firewall de Windows aplicado a recursos compartidos</text:p>
        </text:list-item>
      </text:list>
      <text:p text:style-name="Standard">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text:soft-page-break/>Esto puede realizarse creando <text:span text:style-name="T11">Reglas de entrada y salida:</text:span></text:p>
      <text:list xml:id="list3175538570" text:style-name="WWNum9">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1">También puedes configurar reglas de salida para controlar el tráfico que sale de tu computadora hacia otras en la red. Esto es importante para garantizar que tus recursos compartidos no sean explotados para actividades no deseadas.</text:p>
        </text:list-item>
      </text:list>
      <text:list xml:id="list61622464632340" text:continue-list="list61621464728109" text:style-name="WWNum6">
        <text:list-item>
          <text:p text:style-name="P68"><text:bookmark text:name="_2vyknwqfc7mr"/>Compartición de archivos en red avanzada: uso de GPOs</text:p>
        </text:list-item>
      </text:list>
      <text:p text:style-name="P22">📖 <text:span text:style-name="T11">Nota importante:</text:span> esta parte aplica a dominios en <text:span text:style-name="T11">Active Directory</text:span> y no a grupos de trabajo. Se incluye aquí como recordatorio, pero se desarrollará con más detalle en el tema dedicado a <text:span text:style-name="T11">Active Directory y GPOs</text:span>.</text:p>
      <text:p text:style-name="P22">La gestión avanzada de recursos compartidos en un entorno de red Windows es esencial para garantizar la seguridad, la eficiencia y la administración eficaz de los recursos.<text:line-break/>Una de las herramientas clave para lograrlo son las <text:span text:style-name="T11">GPOs (Group Policy Objects — Objetos de Directiva de Grupo)</text:span>, que permiten configurar y controlar el comportamiento de los recursos compartidos de manera centralizada dentro de un dominio.</text:p>
      <text:p text:style-name="P65"><text:span text:style-name="T11">Creación de GPOs para la gestión de recursos compartidos</text:span></text:p>
      <text:p text:style-name="P22">Abre la <text:span text:style-name="T11">Consola de administración de directivas de grupo (GPMC)</text:span> o utiliza el <text:span text:style-name="T11">Editor de directivas de grupo local (gpedit.msc)</text:span> en un equipo con privilegios administrativos para crear o editar GPOs.<text:line-break/>Ten en cuenta que la <text:span text:style-name="T11">Directiva de seguridad local (secpol.msc)</text:span> es una herramienta complementaria para políticas locales, pero la administración centralizada de GPOs en dominios se realiza desde GPMC.</text:p>
      <text:p text:style-name="P22">En la GPO, navega hasta la sección:</text:p>
      <text:p text:style-name="P66">Configuración del equipo → Configuración de Windows → Configuración de seguridad → Directivas locales → Opciones de seguridad</text:p>
      <text:p text:style-name="P22">Aquí encontrarás opciones relacionadas con el uso y la seguridad de los recursos compartidos, como permitir o restringir la compartición, ajustar permisos predeterminados o definir requisitos de autenticación.</text:p>
      <text:p text:style-name="P65"><text:span text:style-name="T11">Control de permisos y accesos</text:span></text:p>
      <text:p text:style-name="P22">Las GPOs permiten definir qué <text:span text:style-name="T11">usuarios o grupos</text:span> pueden acceder a determinados recursos compartidos y con qué nivel de privilegio (solo lectura, lectura/escritura, etc.).<text:line-break/>Esto facilita aplicar el <text:span text:style-name="T11">principio de mínimo privilegio</text:span> y mantener una política de seguridad coherente en toda la organización.</text:p>
      <text:p text:style-name="P65"><text:span text:style-name="T11">Mapeo de unidades de red</text:span></text:p>
      <text:p text:style-name="P22">También puedes utilizar GPOs para <text:span text:style-name="T11">asignar unidades de red automáticamente</text:span> a los usuarios según su pertenencia a grupos o ubicación organizativa (OU).<text:line-break/>Por ejemplo, puedes hacer que todos los usuarios del departamento de Administración mapeen automáticamente la unidad Z: con la carpeta \\Servidor\Documentos_Admin.<text:line-break/>Esto se configura desde:</text:p>
      <text:p text:style-name="P66">Configuración del usuario → Preferencias → Configuración de Windows → Asignaciones de unidades</text:p>
      <text:p text:style-name="P65"><text:span text:style-name="T11">Configuración de políticas de seguridad SMB</text:span></text:p>
      <text:p text:style-name="P22">Mediante GPOs es posible <text:span text:style-name="T11">activar medidas de seguridad adicionales para SMB</text:span>, como la <text:span text:style-name="T11">firma digital de mensajes SMB (SMB signing)</text:span> o la <text:span text:style-name="T11">cifrado SMB (SMB encryption)</text:span>, que ayudan a proteger la integridad y confidencialidad de los datos transmitidos.</text:p>
      <text:p text:style-name="P65"><text:span text:style-name="T11">Auditoría y seguimiento</text:span></text:p>
      <text:p text:style-name="P22">Las GPOs también permiten habilitar la <text:span text:style-name="T11">auditoría del acceso a objetos compartidos</text:span>, de modo que se pueda registrar quién accede a los recursos, qué acciones realiza y cuándo.<text:line-break/> Esto es especialmente útil para <text:span text:style-name="T11">cumplimiento normativo</text:span> (por ejemplo, ISO 27001 o RGPD) y para detectar accesos no autorizados.</text:p>
      <text:p text:style-name="P65"><text:span text:style-name="T11">Configuración avanzada de firewall mediante GPO</text:span></text:p>
      <text:p text:style-name="P22"><text:soft-page-break/>Desde las mismas GPOs puedes crear o distribuir <text:span text:style-name="T11">reglas de Firewall de Windows</text:span>.<text:line-break/>Por ejemplo, puedes habilitar o restringir las reglas del grupo <text:span text:style-name="T11">“File and Printer Sharing (SMB-In)”</text:span> para permitir el acceso a recursos compartidos solo desde ciertas subredes o perfiles (Dominio, Privado, Público).</text:p>
      <text:list xml:id="list61620697672412" text:continue-numbering="true" text:style-name="WWNum6">
        <text:list-item>
          <text:p text:style-name="P68"><text:bookmark text:name="_an1rteuxo126"/>Problemas comunes y resolución de problemas</text:p>
        </text:list-item>
      </text:list>
      <text:p text:style-name="Standard">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573943216" text:style-name="WWNum7">
        <text:list-item>
          <text:p text:style-name="P31"><text:span text:style-name="T11">Problema: No se puede acceder a un recurso compartido:</text:span></text:p>
          <text:list>
            <text:list-item>
              <text:p text:style-name="P54"><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y que la ruta de acceso sea válida.</text:p>
            </text:list-item>
          </text:list>
        </text:list-item>
        <text:list-item>
          <text:p text:style-name="P42"><text:span text:style-name="T11">Problema: Acceso denegado:</text:span></text:p>
          <text:list>
            <text:list-item>
              <text:p text:style-name="P54"><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2"><text:span text:style-name="T11">Problema: Lenta velocidad de transferencia:</text:span></text:p>
          <text:list>
            <text:list-item>
              <text:p text:style-name="P54"><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2"><text:span text:style-name="T11">Problema: Recursos compartidos no visibles en la red:</text:span></text:p>
          <text:list>
            <text:list-item>
              <text:p text:style-name="P54"><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2"><text:span text:style-name="T11">Problema: Nombre de recurso compartido no válido:</text:span></text:p>
          <text:list>
            <text:list-item>
              <text:p text:style-name="P54"><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2"><text:span text:style-name="T11">Problema: Problemas de autenticación:</text:span></text:p>
          <text:list>
            <text:list-item>
              <text:p text:style-name="P54"><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2"><text:span text:style-name="T11">Problema: Recursos compartidos inactivos o desconexiones inesperadas:</text:span></text:p>
          <text:list>
            <text:list-item>
              <text:p text:style-name="P54"><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item>
          <text:p text:style-name="P42"><text:span text:style-name="T11">Problema: Problemas con la red:</text:span></text:p>
          <text:list>
            <text:list-item>
              <text:p text:style-name="P54"><text:span text:style-name="T11">Resolución</text:span>: revisar que la red está configurada correctamente. Si es así, una forma de resolver los problemas con la red es reiniciar la red. Para ello pueden ayudarte estos 4 comandos (lanzados como administrador):</text:p>
              <text:list>
                <text:list-item>
                  <text:p text:style-name="P60">netsh winsock reset</text:p>
                </text:list-item>
                <text:list-item>
                  <text:p text:style-name="P60">netsh int ip reset</text:p>
                </text:list-item>
                <text:list-item>
                  <text:p text:style-name="P60"><text:soft-page-break/>ipconfig /release</text:p>
                </text:list-item>
                <text:list-item>
                  <text:p text:style-name="P60">ipconfig /renew</text:p>
                </text:list-item>
              </text:list>
            </text:list-item>
          </text:list>
        </text:list-item>
      </text:list>
      <text:list xml:id="list61622057274615" text:continue-list="list61620697672412" text:style-name="WWNum6">
        <text:list-item>
          <text:p text:style-name="P68"><text:bookmark text:name="_gbpoihcvmp9w"/>Comandos útiles para diagnóstico y resolución de problemas</text:p>
        </text:list-item>
      </text:list>
      <text:p text:style-name="P21">Existen multitud de comandos que pueden serte útiles para la realización de diagnóstico y resolución de problemas tanto de red como de compartición de recursos con SMB. Estos son:</text:p>
      <text:list xml:id="list3474658700" text:style-name="WWNum4">
        <text:list-item>
          <text:p text:style-name="P32"><text:span text:style-name="T11">ipconfig</text:span>: el comando “ipconfig” muestra información sobre la configuración de la interfaz de red, como la dirección IP, la máscara de subred, la puerta de enlace predeterminada y más. También te permite renovar la dirección IP y liberarla, lo que puede ser útil en caso de problemas de conectividad.</text:p>
        </text:list-item>
        <text:list-item>
          <text:p text:style-name="P43"><text:span text:style-name="T11">ping</text:span>: el comando “ping” se utiliza para verificar la conectividad de red entre dos equipos. Puedes usarlo para enviar paquetes de datos a un host remoto y recibir respuestas para verificar si ese host es accesible a través de la red.</text:p>
        </text:list-item>
        <text:list-item>
          <text:p text:style-name="P43"><text:span text:style-name="T11">tracert</text:span>: el comando “tracert” muestra la ruta que siguen los paquetes de datos para llegar a un host específico. Esto es útil para diagnosticar problemas de red y ver dónde se encuentra un cuello de botella en la comunicación.</text:p>
        </text:list-item>
        <text:list-item>
          <text:p text:style-name="P43"><text:span text:style-name="T11">netstat</text:span>: el comando “netstat” muestra información sobre las conexiones de red activas, las tablas de enrutamiento y las estadísticas de red. Puede ayudarte a comprender la actividad de red en tu sistema.</text:p>
        </text:list-item>
        <text:list-item>
          <text:p text:style-name="P43"><text:span text:style-name="T11">arp</text:span>: el comando “arp” se utiliza para mostrar y administrar la caché ARP, que mapea direcciones IP a direcciones MAC en la red local.</text:p>
        </text:list-item>
        <text:list-item>
          <text:p text:style-name="P43"><text:span text:style-name="T11">route</text:span>: el comando “route” te permite ver y administrar la tabla de enrutamiento de tu sistema, lo que puede ser útil para configurar rutas personalizadas o solucionar problemas de conectividad.</text:p>
        </text:list-item>
        <text:list-item>
          <text:p text:style-name="P43"><text:span text:style-name="T11">nslookup</text:span>: el comando “nslookup” es una herramienta de línea de comandos que te permite realizar consultas DNS para obtener información sobre nombres de dominio y direcciones IP.</text:p>
        </text:list-item>
        <text:list-item>
          <text:p text:style-name="P43"><text:span text:style-name="T11">netsh</text:span>: el comando “netsh” se utiliza para configurar y administrar varios aspectos de la configuración de red, como la configuración de firewall, la configuración de interfaces de red y más.</text:p>
        </text:list-item>
        <text:list-item>
          <text:p text:style-name="P49"><text:span text:style-name="T11">net</text:span>: el comando net permite a los usuarios y administradores de red realizar una variedad de tareas relacionadas con la administración y configuración de servicios de red, recursos compartidos, cuentas de usuario y otros aspectos de la conectividad de red. A través de subcomandos como "net share" permite la administración de recursos compartidos.</text:p>
        </text:list-item>
      </text:list>
      <text:p text:style-name="Standard">Además de estos, en el contexto de diagnóstico de problemas con SMB en Windows, destaca el comando “nbtstat”, diseñado para comprobar el estado de una red cpn SMB. Aquí algunos ejemplos de uso:</text:p>
      <text:list xml:id="list2499408694" text:style-name="WWNum1">
        <text:list-item>
          <text:p text:style-name="P33"><text:span text:style-name="T11">Consultar la tabla de nombres NetBIOS:</text:span> puedes utilizar “nbtstat -n” para mostrar la tabla de nombres NetBIOS local en tu computadora. Esto te permite ver los nombres NetBIOS registrados en tu sistema y sus respectivas direcciones IP.</text:p>
        </text:list-item>
        <text:list-item>
          <text:p text:style-name="P44"><text:span text:style-name="T11">Resolver nombres NetBIOS a direcciones IP:</text:span> si tienes un nombre NetBIOS y deseas conocer su dirección IP correspondiente, puedes utilizar “nbtstat -A &lt;nombre&gt;” donde &lt;nombre&gt; es el nombre NetBIOS que deseas resolver. Esto es útil para verificar la dirección IP de otros equipos en la red.</text:p>
        </text:list-item>
        <text:list-item>
          <text:p text:style-name="P44"><text:span text:style-name="T11">Obtener información sobre el adaptador: </text:span>el comando “nbtstat -a &lt;dirección IP&gt;” te proporciona información detallada sobre el adaptador de red de un equipo remoto, incluyendo su dirección MAC, dirección IP, nombre NetBIOS y más.</text:p>
        </text:list-item>
        <text:list-item>
          <text:p text:style-name="P44"><text:span text:style-name="T11">Limpiar y renovar la tabla de nombres NetBIOS:</text:span> puedes utilizar “nbtstat -R” para borrar y reiniciar la tabla de nombres NetBIOS local. Esto puede ser útil si estás experimentando problemas de resolución de nombres en tu red.</text:p>
        </text:list-item>
        <text:list-item>
          <text:p text:style-name="P44"><text:span text:style-name="T11">Forzar una renovación de la tabla de nombres NetBIOS:</text:span> con “nbtstat -RR” fuerza una renovación de la tabla de nombres NetBIOS. Esto puede ser útil si necesitas actualizar los nombres NetBIOS en tu red sin reiniciar la computadora.</text:p>
        </text:list-item>
        <text:list-item>
          <text:p text:style-name="P44"><text:span text:style-name="T11">Detectar conflictos de nombres:</text:span> el comando “nbtstat -c” muestra una lista de nombres de grupo de trabajo y dominio registrados en la red local. Esto puede ayudar a detectar conflictos de nombres en la red.</text:p>
        </text:list-item>
        <text:list-item>
          <text:p text:style-name="P50"><text:span text:style-name="T11">Mostrar estadísticas NetBIOS:</text:span> <text:s/>el comando “nbtstat -s” muestra estadísticas NetBIOS, incluyendo el número de sesiones establecidas, nombres registrados y otros detalles relacionados con la conectividad NetBIOS.</text:p>
        </text:list-item>
      </text:list>
      <text:p text:style-name="Standard"><text:soft-page-break/>Asimismo, también existen herramientas de auditoria de funcionamiento/seguridad de NetBIOS y SMB como SMBEagle <text:a xlink:type="simple" xlink:href="https://punksecurity.co.uk/tools/smbeagle/" text:style-name="ListLabel_20_100" text:visited-style-name="ListLabel_20_100"><text:span text:style-name="T22">https://punksecurity.co.uk/tools/smbeagle/</text:span></text:a> siendo su repositorio GitHub <text:a xlink:type="simple" xlink:href="https://github.com/punk-security/smbeagle" text:style-name="ListLabel_20_100" text:visited-style-name="ListLabel_20_100"><text:span text:style-name="T22">https://github.com/punk-security/smbeagle</text:span></text:a> o Enum4linux siendo su repositorio <text:a xlink:type="simple" xlink:href="https://github.com/cddmp/enum4linux-ng" text:style-name="ListLabel_20_100" text:visited-style-name="ListLabel_20_100"><text:span text:style-name="T22">https://github.com/cddmp/enum4linux-ng</text:span></text:a></text:p>
      <text:p text:style-name="Standard"/>
      <text:list xml:id="list61621393949233" text:continue-list="list61622057274615" text:style-name="WWNum6">
        <text:list-item>
          <text:p text:style-name="P68"><text:bookmark text:name="_uexr9nqr6gl5"/>Bibliografía</text:p>
        </text:list-item>
      </text:list>
      <text:list xml:id="list3805172745" text:style-name="WWNum8">
        <text:list-item>
          <text:p text:style-name="P34">Documentación de Microsoft sobre SMB:</text:p>
          <text:list>
            <text:list-item>
              <text:p text:style-name="P55"><text:s/><text:a xlink:type="simple" xlink:href="https://docs.microsoft.com/en-us/windows-server/storage/file-server/smb/" text:style-name="ListLabel_20_100" text:visited-style-name="ListLabel_20_100"><text:span text:style-name="T22">https://docs.microsoft.com/en-us/windows-server/storage/file-server/smb/</text:span></text:a></text:p>
            </text:list-item>
          </text:list>
        </text:list-item>
        <text:list-item>
          <text:p text:style-name="P45">Microsoft TechNet - Compartir recursos en SMB:</text:p>
          <text:list>
            <text:list-item>
              <text:p text:style-name="P55"><text:a xlink:type="simple" xlink:href="https://support.microsoft.com/es-es/windows/uso-compartido-de-archivos-a-trav%C3%A9s-de-una-red-en-windows-b58704b2-f53a-4b82-7bc1-80f9994725bf" text:style-name="ListLabel_20_100" text:visited-style-name="ListLabel_20_100"><text:span text:style-name="T22">https://support.microsoft.com/es-es/windows/uso-compartido-de-archivos-a-trav%C3%A9s-de-una-red-en-windows-b58704b2-f53a-4b82-7bc1-80f9994725bf</text:span></text:a></text:p>
            </text:list-item>
          </text:list>
        </text:list-item>
        <text:list-item>
          <text:p text:style-name="P45">Sitio web oficial de Samba, la implementación libre de SMB/CIFS.</text:p>
          <text:list>
            <text:list-item>
              <text:p text:style-name="P57"><text:a xlink:type="simple" xlink:href="https://www.samba.org/" text:style-name="ListLabel_20_100" text:visited-style-name="ListLabel_20_100"><text:span text:style-name="T22">https://www.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fo:font-weight="bold"/>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84" meta:word-count="4521" meta:character-count="28973" meta:non-whitespace-character-count="24710"/>
    <meta:generator>LibreOfficeDev/6.0.5.2$Linux_X86_64 LibreOffice_project/</meta:generator>
  </office:meta>
</office:document-meta>
</file>